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8f0b" officeooo:paragraph-rsid="00168f0b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68f0b" officeooo:paragraph-rsid="00168f0b" style:font-weight-asian="bold" style:font-weight-complex="bold"/>
    </style:style>
    <style:style style:name="P4" style:family="paragraph" style:parent-style-name="Standard">
      <style:text-properties fo:font-weight="bold" officeooo:rsid="00168f0b" officeooo:paragraph-rsid="00170ea5" style:font-weight-asian="bold" style:font-weight-complex="bold"/>
    </style:style>
    <style:style style:name="P5" style:family="paragraph" style:parent-style-name="Standard">
      <style:text-properties fo:font-weight="bold" officeooo:rsid="0018e0c9" officeooo:paragraph-rsid="0018e0c9" style:font-weight-asian="bold" style:font-weight-complex="bold"/>
    </style:style>
    <style:style style:name="P6" style:family="paragraph" style:parent-style-name="Standard">
      <style:text-properties fo:font-weight="bold" officeooo:rsid="0020ca14" officeooo:paragraph-rsid="0020ca14" style:font-weight-asian="bold" style:font-weight-complex="bold"/>
    </style:style>
    <style:style style:name="P7" style:family="paragraph" style:parent-style-name="Standard">
      <style:text-properties fo:font-weight="bold" officeooo:rsid="0021a172" officeooo:paragraph-rsid="0021a172" style:font-weight-asian="bold" style:font-weight-complex="bold"/>
    </style:style>
    <style:style style:name="P8" style:family="paragraph" style:parent-style-name="Standard">
      <style:text-properties fo:font-weight="bold" officeooo:rsid="0025d1d5" officeooo:paragraph-rsid="0025d1d5" style:font-weight-asian="bold" style:font-weight-complex="bold"/>
    </style:style>
    <style:style style:name="P9" style:family="paragraph" style:parent-style-name="Standard">
      <style:text-properties fo:font-weight="bold" officeooo:rsid="002bcae5" officeooo:paragraph-rsid="002bcae5" style:font-weight-asian="bold" style:font-weight-complex="bold"/>
    </style:style>
    <style:style style:name="P10" style:family="paragraph" style:parent-style-name="Standard">
      <style:text-properties officeooo:rsid="00170ea5" officeooo:paragraph-rsid="00170ea5"/>
    </style:style>
    <style:style style:name="P11" style:family="paragraph" style:parent-style-name="Standard">
      <style:text-properties officeooo:rsid="0018c2ac" officeooo:paragraph-rsid="0018c2ac"/>
    </style:style>
    <style:style style:name="P12" style:family="paragraph" style:parent-style-name="Standard">
      <style:text-properties fo:font-weight="normal" officeooo:rsid="0018e0c9" officeooo:paragraph-rsid="0018e0c9" style:font-weight-asian="normal" style:font-weight-complex="normal"/>
    </style:style>
    <style:style style:name="P13" style:family="paragraph" style:parent-style-name="Standard">
      <style:text-properties fo:font-weight="normal" officeooo:rsid="0020ca14" officeooo:paragraph-rsid="0020ca14" style:font-weight-asian="normal" style:font-weight-complex="normal"/>
    </style:style>
    <style:style style:name="P14" style:family="paragraph" style:parent-style-name="Standard">
      <style:text-properties officeooo:rsid="0019f36c" officeooo:paragraph-rsid="0019f36c"/>
    </style:style>
    <style:style style:name="P15" style:family="paragraph" style:parent-style-name="Standard">
      <style:text-properties officeooo:rsid="0020ca14" officeooo:paragraph-rsid="0020ca14"/>
    </style:style>
    <style:style style:name="P16" style:family="paragraph" style:parent-style-name="Standard">
      <style:text-properties officeooo:rsid="0021a172" officeooo:paragraph-rsid="0021a172"/>
    </style:style>
    <style:style style:name="P17" style:family="paragraph" style:parent-style-name="Standard">
      <style:text-properties officeooo:rsid="0021b253" officeooo:paragraph-rsid="0021b253"/>
    </style:style>
    <style:style style:name="P18" style:family="paragraph" style:parent-style-name="Standard">
      <style:text-properties officeooo:rsid="00227875" officeooo:paragraph-rsid="00227875"/>
    </style:style>
    <style:style style:name="P19" style:family="paragraph" style:parent-style-name="Standard">
      <style:text-properties officeooo:rsid="0024585a" officeooo:paragraph-rsid="0024585a"/>
    </style:style>
    <style:style style:name="P20" style:family="paragraph" style:parent-style-name="Standard">
      <style:text-properties officeooo:rsid="0025d1d5" officeooo:paragraph-rsid="0025d1d5"/>
    </style:style>
    <style:style style:name="P21" style:family="paragraph" style:parent-style-name="Standard">
      <style:text-properties officeooo:rsid="00299a5c" officeooo:paragraph-rsid="00299a5c"/>
    </style:style>
    <style:style style:name="P22" style:family="paragraph" style:parent-style-name="Standard">
      <style:text-properties officeooo:rsid="002a6133" officeooo:paragraph-rsid="002a6133"/>
    </style:style>
    <style:style style:name="P23" style:family="paragraph" style:parent-style-name="Standard">
      <style:text-properties officeooo:rsid="002b6b5a" officeooo:paragraph-rsid="002b6b5a"/>
    </style:style>
    <style:style style:name="P24" style:family="paragraph" style:parent-style-name="Standard">
      <style:text-properties style:text-underline-style="solid" style:text-underline-width="auto" style:text-underline-color="font-color" officeooo:rsid="002b6b5a" officeooo:paragraph-rsid="002b6b5a"/>
    </style:style>
    <style:style style:name="P25" style:family="paragraph" style:parent-style-name="Standard">
      <style:text-properties officeooo:rsid="002bcae5" officeooo:paragraph-rsid="002bcae5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70ea5"/>
    </style:style>
    <style:style style:name="T3" style:family="text">
      <style:text-properties officeooo:rsid="00170ea5"/>
    </style:style>
    <style:style style:name="T4" style:family="text">
      <style:text-properties officeooo:rsid="001b26ff"/>
    </style:style>
    <style:style style:name="T5" style:family="text">
      <style:text-properties officeooo:rsid="0020ca14"/>
    </style:style>
    <style:style style:name="T6" style:family="text">
      <style:text-properties officeooo:rsid="0021a172"/>
    </style:style>
    <style:style style:name="T7" style:family="text">
      <style:text-properties officeooo:rsid="00227875"/>
    </style:style>
    <style:style style:name="T8" style:family="text">
      <style:text-properties officeooo:rsid="002b6b5a"/>
    </style:style>
    <style:style style:name="T9" style:family="text">
      <style:text-properties officeooo:rsid="002d41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sson record – Sebastian Sells</text:p>
      <text:p text:style-name="Standard"/>
      <text:p text:style-name="P2">First lesson, 16th Dec 2015 at his house</text:p>
      <text:p text:style-name="Standard">paid - £20</text:p>
      <text:p text:style-name="Standard">times: 1900 – 2030</text:p>
      <text:p text:style-name="Standard"/>
      <text:p text:style-name="Standard">In the first part of the lesson, we were downloading stuff onto the big screen computer and his laptop – netbeans, the jdk, and MinGW. <text:s/>He was squidging the dog and looking at his phone a lot.</text:p>
      <text:p text:style-name="Standard"/>
      <text:p text:style-name="Standard">At some point, he was looking at some Lua code, and then he showed me the calculator code. <text:s/>It quickly became apparent that he knew about functions, use of AND, OR, equals and while(). <text:s/>Had to quickly re-calibrate the lesson, but it made things easier as I could refer new C stuff to what he already knew of Lua.</text:p>
      <text:p text:style-name="Standard"/>
      <text:p text:style-name="Standard">We covered :-</text:p>
      <text:p text:style-name="Standard"/>
      <text:p text:style-name="Standard">Next lesson:-</text:p>
      <text:p text:style-name="Standard"/>
      <text:p text:style-name="Standard">Function return types, arguments.</text:p>
      <text:p text:style-name="Standard"/>
      <text:p text:style-name="P3">Weds <text:span text:style-name="T3">23</text:span><text:span text:style-name="T2">rd</text:span><text:span text:style-name="T3"> </text:span>Dec 2015</text:p>
      <text:p text:style-name="P1">No Lesson</text:p>
      <text:p text:style-name="Standard"/>
      <text:p text:style-name="P4">Weds <text:span text:style-name="T3">30</text:span><text:span text:style-name="T2">th</text:span><text:span text:style-name="T3"> </text:span>Dec 2015</text:p>
      <text:p text:style-name="P10">2<text:span text:style-name="T1">nd</text:span> </text:p>
      <text:p text:style-name="P11">Not sure, sorry!</text:p>
      <text:p text:style-name="P14">Functions!</text:p>
      <text:p text:style-name="P14">Homework - write a function to evaluate a quadratic</text:p>
      <text:p text:style-name="P14">Seb's function didn't take any arguments, the values were hard-coded into the function.</text:p>
      <text:p text:style-name="P10"/>
      <text:p text:style-name="P10"/>
      <text:p text:style-name="P3">Weds 6<text:span text:style-name="T1">th</text:span> Jan 2016</text:p>
      <text:p text:style-name="P10">3<text:span text:style-name="T1">rd</text:span> </text:p>
      <text:p text:style-name="P1">Me - tired and feeling ill-prepared. <text:s/>Laptop battery is U/S, preying on my mind.</text:p>
      <text:p text:style-name="P1">Seb - quite a lot of dog squidging, not very engaged.</text:p>
      <text:p text:style-name="P1">Homework - ?</text:p>
      <text:p text:style-name="P1">We covered - while loops, nested loops, booleans. <text:span text:style-name="T7">AND, OR, if-else</text:span></text:p>
      <text:p text:style-name="P1"/>
      <text:p text:style-name="Standard"/>
      <text:p text:style-name="P3">Weds 13<text:span text:style-name="T1">th</text:span> Jan 2016</text:p>
      <text:p text:style-name="P10">4<text:span text:style-name="T1">th</text:span> </text:p>
      <text:p text:style-name="P1">Me - better prepared. <text:s/>Seb - much more engaged today. <text:s/>Having a laptop battery that works is helping me!</text:p>
      <text:p text:style-name="P1">Homework - the times tables. <text:s/>Mostly correct. <text:s/>He has an odd habit of choosing strange variable names, and putting \n and increments in the opposite places to where he's shown. <text:s/>Also function names and strings, everything seems to have to be his own, different to what I'm telling him.</text:p>
      <text:p text:style-name="P1"/>
      <text:p text:style-name="P1">We covered all of the material in the slides.</text:p>
      <text:p text:style-name="P1">Added a recap section at the beginning.</text:p>
      <text:p text:style-name="P1">He asked for - to cover switch(c). <text:s/>Will do it next time.</text:p>
      <text:p text:style-name="P1">Homework - seemed particularly interested in the ROT13 encryption.</text:p>
      <text:p text:style-name="P1">Next week: strings</text:p>
      <text:p text:style-name="P1"><text:soft-page-break/>Paid - £20.</text:p>
      <text:p text:style-name="Standard"/>
      <text:p text:style-name="Standard"/>
      <text:p text:style-name="P10">15<text:span text:style-name="T1">th</text:span> Jan - created Google Drive folders to hold source materials, homeworks, slides etc.</text:p>
      <text:p text:style-name="P10"/>
      <text:p text:style-name="P10"/>
      <text:p text:style-name="P10"/>
      <text:p text:style-name="P6">20<text:span text:style-name="T1">th</text:span> Jan 2016</text:p>
      <text:p text:style-name="P17">5<text:span text:style-name="T1">th</text:span> </text:p>
      <text:p text:style-name="P15">Seb hadn't done the homework, so we looked at that.</text:p>
      <text:p text:style-name="P15"/>
      <text:p text:style-name="P10"/>
      <text:p text:style-name="P10"/>
      <text:p text:style-name="P6">27<text:span text:style-name="T1">th</text:span> Jan 2016</text:p>
      <text:p text:style-name="P17">6<text:span text:style-name="T1">th</text:span> </text:p>
      <text:p text:style-name="P16">Seb was about his most engaged and interacted well. <text:s/>He had fixed the console problem in NB, but hadn't seen page 2 with the homework on it, so I talked him through the specimen solution.</text:p>
      <text:p text:style-name="P16"/>
      <text:p text:style-name="P16">We looked at more string functions.</text:p>
      <text:p text:style-name="P16">Did strtol - he called it “turtle”, I didn't get it for a while!</text:p>
      <text:p text:style-name="P16">He hadn't heard much about number bases, so I did a brief diversion into hex.</text:p>
      <text:p text:style-name="P16">He seemed his most keen when thinking about strtol. <text:s/>We're heading towards doing the calculator, in C.</text:p>
      <text:p text:style-name="P16"/>
      <text:p text:style-name="P16">Paid £20. <text:s/>Steve didn't seem at all relaxed.</text:p>
      <text:p text:style-name="P16"/>
      <text:p text:style-name="P18">To do:: do a printed summary sheet of functions and language features for Seb to keep, he said that it would help him.</text:p>
      <text:p text:style-name="P16"/>
      <text:p text:style-name="P16"/>
      <text:p text:style-name="P7">3<text:span text:style-name="T1">rd</text:span> Feb 2016</text:p>
      <text:p text:style-name="P17">7<text:span text:style-name="T1">th</text:span> <text:span text:style-name="T9">lesson</text:span></text:p>
      <text:p text:style-name="P17"/>
      <text:p text:style-name="P19">Seb didn't have time to do the homework.</text:p>
      <text:p text:style-name="P19">We got through the slides in a bout 30 mins! <text:s/>So we did a load of work on the calculator, me guiding it. <text:s/>Note- best way to stretch things is to get him to type loads.</text:p>
      <text:p text:style-name="P19">Wasn't too happy with the quality today, it was a bit fragmented. <text:s/>Looked at state diagrams and enums, but didn't really get to use either very much.</text:p>
      <text:p text:style-name="P19"/>
      <text:p text:style-name="P19">his h/w - put in division by zero trap.</text:p>
      <text:p text:style-name="P19"/>
      <text:p text:style-name="P19">Had a long chat with Steve, about running, and his work at Naim. <text:s/>They do some seriously impressive hi-fi.</text:p>
      <text:p text:style-name="P19"/>
      <text:p text:style-name="P19">Paid £20.</text:p>
      <text:p text:style-name="P19"/>
      <text:p text:style-name="P19">Need to add a memory to the calculator, and maybe a last answer feature.</text:p>
      <text:p text:style-name="P19"/>
      <text:p text:style-name="P8">10<text:span text:style-name="T1">th</text:span> Feb 2016</text:p>
      <text:p text:style-name="P17"/>
      <text:p text:style-name="P20">No lesson, Seb was ill.</text:p>
      <text:p text:style-name="P20"/>
      <text:p text:style-name="P8"><text:soft-page-break/>17<text:span text:style-name="T1">th</text:span> Feb 2016</text:p>
      <text:p text:style-name="P20">8<text:span text:style-name="T1">th</text:span> Lesson</text:p>
      <text:p text:style-name="P20"/>
      <text:p text:style-name="P20">Seb had added the zero-division trap as asked, and a whole lot more! <text:s/>He'd added a memory. <text:s/>After the calculation, the prog asks if you want to store in memory (y/n). <text:s/>If y, it saves it and marks the memory value as valid. <text:s/>Then you can put in “memory” into number1 prompt, and it recalls it. <text:s/>Neat!</text:p>
      <text:p text:style-name="P20"/>
      <text:p text:style-name="P20">Pointed out where he was calculating the answer of each calculation twice.</text:p>
      <text:p text:style-name="P20"/>
      <text:p text:style-name="P20">We worked through the powerl() code, writing the test cases, coding the test function, then the two p<text:span text:style-name="T9">a</text:span>rts of the powerl() - dealing with the trivial cases, and doing the actual power calculation. <text:s/>He was very tired in the middle, but perked up towards the end.</text:p>
      <text:p text:style-name="P20"/>
      <text:p text:style-name="P20">Steve said that he was so enjoying it, said he was “buzzing” after the previous lesson! <text:s/>Which was really encouraging, as I wondered if he was bored of all this systems-style programming.</text:p>
      <text:p text:style-name="P20"/>
      <text:p text:style-name="P20">We talked about the possibility of showing him some arduino projects, as they're written in C.</text:p>
      <text:p text:style-name="P20"/>
      <text:p text:style-name="P20">Homework: write a factorial function, based on the loop part of powerl().</text:p>
      <text:p text:style-name="P20"/>
      <text:p text:style-name="P22">Paid £20. <text:s/>£160 so fa<text:span text:style-name="T8">r.</text:span></text:p>
      <text:p text:style-name="P21">Next time: use an enum of operations, classify them early, add unary functions, need a note of how many args each one takes.</text:p>
      <text:p text:style-name="P17"/>
      <text:p text:style-name="P17"/>
      <text:p text:style-name="P17"/>
      <text:p text:style-name="P24">24<text:span text:style-name="T1">th</text:span> February 2016</text:p>
      <text:p text:style-name="P23">I was tired, felt that I didn't talk very fluidly. <text:s/>Seb was a bit tired too.</text:p>
      <text:p text:style-name="P23">We looked at recursive functions, and wrote an iterative and recursive factorial function, complete with the tests. <text:s/>He quickly added it to the calculator, which was good.</text:p>
      <text:p text:style-name="P23"/>
      <text:p text:style-name="P23">Paid £20, £180 to date.</text:p>
      <text:p text:style-name="P23"/>
      <text:p text:style-name="P23">Next time:- classifying operations with an enum, adding number of args each op wants.</text:p>
      <text:p text:style-name="P23">To do :: error handling.</text:p>
      <text:p text:style-name="P23"/>
      <text:p text:style-name="P25">More on arrays and strings.</text:p>
      <text:p text:style-name="P25"/>
      <text:p text:style-name="P25">Interfacing to other code</text:p>
      <text:p text:style-name="P25"/>
      <text:p text:style-name="P25">data structures, modelling the data in a problem.</text:p>
      <text:p text:style-name="P25"/>
      <text:p text:style-name="P25">algorithms. <text:s/>Donald Knuth.</text:p>
      <text:p text:style-name="P17"/>
      <text:p text:style-name="P5">Roadmap</text:p>
      <text:p text:style-name="P5"/>
      <text:p text:style-name="P12">Strings</text:p>
      <text:p text:style-name="P12">Arrays</text:p>
      <text:p text:style-name="P12">(pointers)</text:p>
      <text:p text:style-name="P12">user input, <text:span text:style-name="T5">gets,</text:span> <text:span text:style-name="T5">strtol</text:span></text:p>
      <text:p text:style-name="P12">simple calculator - number, op, number, result.</text:p>
      <text:p text:style-name="P12"><text:soft-page-break/>implement stack ADT</text:p>
      <text:p text:style-name="P12">more complex RPN calculator, <text:span text:style-name="T6">handle unary operations like sqrt and !</text:span></text:p>
      <text:p text:style-name="P12"/>
      <text:p text:style-name="P13">error handling</text:p>
      <text:p text:style-name="P13">pointers</text:p>
      <text:p text:style-name="P13"/>
      <text:p text:style-name="P12"/>
      <text:p text:style-name="P12"/>
      <text:p text:style-name="P12">far future:</text:p>
      <text:p text:style-name="P12">libraries</text:p>
      <text:p text:style-name="P12"/>
      <text:p text:style-name="P12">files</text:p>
      <text:p text:style-name="P12">graphics <text:span text:style-name="T4">for games. <text:s/>Breakout game. <text:s/>what graphics framework - SDL?</text:span></text:p>
      <text:p text:style-name="P12">sound</text:p>
      <text:p text:style-name="P12"/>
      <text:p text:style-name="P12">ex<text:span text:style-name="T6">c</text:span>eptions</text:p>
      <text:p text:style-name="P12"/>
      <text:p text:style-name="P12">possible:</text:p>
      <text:p text:style-name="P12"/>
      <text:p text:style-name="P12">a nethack-style game</text:p>
      <text:p text:style-name="P12">a simple board game 8x8 array</text:p>
      <text:p text:style-name="P12"/>
      <text:p text:style-name="P9">a simple robots or rhino game, where there are obstructions to move around, and robots chase you. <text:s/>turn-based, we'd need to read single direction keys, and have cursor control (to redraw the screen)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Woodrow</meta:initial-creator>
    <meta:creation-date>2015-12-17T17:32:27</meta:creation-date>
    <dc:date>2016-09-18T16:44:34.122964812</dc:date>
    <dc:creator>Mark Woodrow</dc:creator>
    <meta:editing-duration>PT14M41S</meta:editing-duration>
    <meta:editing-cycles>14</meta:editing-cycles>
    <meta:generator>LibreOffice/4.2.8.2$Linux_x86 LibreOffice_project/420m0$Build-2</meta:generator>
    <meta:document-statistic meta:table-count="0" meta:image-count="0" meta:object-count="0" meta:page-count="4" meta:paragraph-count="97" meta:word-count="986" meta:character-count="5449" meta:non-whitespace-character-count="4521"/>
  </office:meta>
</office:document-meta>
</file>